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9cm" fo:break-before="auto" style:use-optimal-row-height="false"/>
    </style:style>
    <style:style style:name="ro3" style:family="table-row">
      <style:table-row-properties style:row-height="0.723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33ff99" fo:border="0.06pt solid #000000"/>
    </style:style>
    <style:style style:name="ce3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9900" fo:border="0.06pt solid #000000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6600" fo:border="0.06pt solid #000000"/>
    </style:style>
    <style:style style:name="ce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ffff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808080"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#b2b2b2" fo:border="0.06pt solid #000000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33ff" fo:border="0.06pt solid #000000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ffcc" fo:border="0.06pt solid #000000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dddddd" fo:border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00ccff" fo:border="0.06pt solid #000000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Pelo</text:p>
          </table:table-cell>
          <table:table-cell office:value-type="string" calcext:value-type="string">
            <text:p>Ojos</text:p>
          </table:table-cell>
          <table:table-cell table:style-name="ce1" office:value-type="string" calcext:value-type="string">
            <text:p>Piel</text:p>
          </table:table-cell>
          <table:table-cell table:style-name="ce1" office:value-type="string" calcext:value-type="string">
            <text:p>Bigote</text:p>
          </table:table-cell>
          <table:table-cell table:style-name="ce1" office:value-type="string" calcext:value-type="string">
            <text:p>Barba</text:p>
          </table:table-cell>
          <table:table-cell table:style-name="ce1" office:value-type="string" calcext:value-type="string">
            <text:p>Gen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jandro</text:p>
          </table:table-cell>
          <table:table-cell table:style-name="ce3" office:value-type="string" calcext:value-type="string" table:number-columns-spanned="1" table:number-rows-spanned="6">
            <text:p>Moreno</text:p>
          </table:table-cell>
          <table:table-cell table:style-name="ce12" office:value-type="string" calcext:value-type="string" table:number-columns-spanned="1" table:number-rows-spanned="3">
            <text:p>Oscuros</text:p>
          </table:table-cell>
          <table:table-cell table:style-name="ce15" table:number-columns-spanned="1" table:number-rows-spanned="3"/>
          <table:table-cell table:style-name="ce17" office:value-type="string" calcext:value-type="string">
            <text:p>No</text:p>
          </table:table-cell>
          <table:table-cell/>
          <table:table-cell table:style-name="ce26"/>
          <table:table-cell table:number-columns-repeated="1016"/>
        </table:table-row>
        <table:table-row table:style-name="ro1">
          <table:table-cell office:value-type="string" calcext:value-type="string">
            <text:p>Antonio</text:p>
          </table:table-cell>
          <table:covered-table-cell/>
          <table:covered-table-cell table:style-name="ce13" office:value-type="string" calcext:value-type="string">
            <text:p>Oscuros</text:p>
          </table:covered-table-cell>
          <table:covered-table-cell table:style-name="ce13" office:value-type="string" calcext:value-type="string">
            <text:p>Oscura</text:p>
          </table:covered-table-cell>
          <table:table-cell table:style-name="ce22" office:value-type="string" calcext:value-type="string" table:number-columns-spanned="1" table:number-rows-spanned="2">
            <text:p>Si</text:p>
          </table:table-cell>
          <table:table-cell table:style-name="ce23"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vier</text:p>
          </table:table-cell>
          <table:covered-table-cell/>
          <table:covered-table-cell table:style-name="ce13" office:value-type="string" calcext:value-type="string">
            <text:p>Oscuros</text:p>
          </table:covered-table-cell>
          <table:covered-table-cell table:style-name="ce13" office:value-type="string" calcext:value-type="string">
            <text:p>Oscura</text:p>
          </table:covered-table-cell>
          <table:covered-table-cell table:style-name="ce23"/>
          <table:table-cell table:style-name="ce17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ina</text:p>
          </table:table-cell>
          <table:covered-table-cell/>
          <table:table-cell table:style-name="ce14" office:value-type="string" calcext:value-type="string" table:number-columns-spanned="1" table:number-rows-spanned="3">
            <text:p>Claros</text:p>
          </table:table-cell>
          <table:table-cell table:style-name="ce19" office:value-type="string" calcext:value-type="string" table:number-columns-spanned="1" table:number-rows-spanned="2">
            <text:p>Clara</text:p>
          </table:table-cell>
          <table:table-cell table:style-name="ce17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onso</text:p>
          </table:table-cell>
          <table:covered-table-cell/>
          <table:covered-table-cell office:value-type="string" calcext:value-type="string">
            <text:p>Claros</text:p>
          </table:covered-table-cell>
          <table:covered-table-cell table:style-name="ce20" office:value-type="string" calcext:value-type="string">
            <text:p>Clara</text:p>
          </table:covered-table-cell>
          <table:table-cell table:style-name="ce23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a</text:p>
          </table:table-cell>
          <table:covered-table-cell/>
          <table:covered-table-cell office:value-type="string" calcext:value-type="string">
            <text:p>Claros</text:p>
          </table:covered-table-cell>
          <table:table-cell table:style-name="ce17" office:value-type="string" calcext:value-type="string">
            <text:p>Oscura</text:p>
          </table:table-cell>
          <table:table-cell table:number-columns-repeated="3"/>
          <table:table-cell table:style-name="ce11" table:number-columns-repeated="1016"/>
        </table:table-row>
        <table:table-row table:style-name="ro2">
          <table:table-cell office:value-type="string" calcext:value-type="string">
            <text:p>Ivan</text:p>
          </table:table-cell>
          <table:table-cell table:style-name="ce5" office:value-type="string" calcext:value-type="string" table:number-columns-spanned="1" table:number-rows-spanned="3">
            <text:p>Rubio</text:p>
          </table:table-cell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7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o</text:p>
          </table:table-cell>
          <table:covered-table-cell table:style-name="ce6" office:value-type="string" calcext:value-type="string">
            <text:p>Rubio</text:p>
          </table:covered-table-cell>
          <table:covered-table-cell table:number-columns-repeated="2" table:style-name="ce6"/>
          <table:table-cell table:style-name="ce24" office:value-type="string" calcext:value-type="string" table:number-columns-spanned="2" table:number-rows-spanned="2">
            <text:p>No</text:p>
          </table:table-cell>
          <table:covered-table-cell table:style-name="ce25"/>
          <table:table-cell table:style-name="ce1" office:value-type="string" calcext:value-type="string">
            <text:p>Homb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</text:p>
          </table:table-cell>
          <table:covered-table-cell table:style-name="ce6" office:value-type="string" calcext:value-type="string">
            <text:p>Rubio</text:p>
          </table:covered-table-cell>
          <table:covered-table-cell table:number-columns-repeated="2" table:style-name="ce6"/>
          <table:covered-table-cell table:number-columns-repeated="2" table:style-name="ce25"/>
          <table:table-cell table:style-name="ce27" office:value-type="string" calcext:value-type="string">
            <text:p>Muj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s</text:p>
          </table:table-cell>
          <table:table-cell table:style-name="ce7" office:value-type="string" calcext:value-type="string" table:number-columns-spanned="1" table:number-rows-spanned="3">
            <text:p>Pelirrojo</text:p>
          </table:table-cell>
          <table:table-cell office:value-type="string" calcext:value-type="string">
            <text:p>Claros</text:p>
          </table:table-cell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Pepe</text:p>
          </table:table-cell>
          <table:covered-table-cell table:style-name="ce8" office:value-type="string" calcext:value-type="string">
            <text:p>Pelirrojo</text:p>
          </table:covered-table-cell>
          <table:table-cell table:style-name="ce12" office:value-type="string" calcext:value-type="string" table:number-columns-spanned="1" table:number-rows-spanned="2">
            <text:p>Oscuros</text:p>
          </table:table-cell>
          <table:table-cell table:style-name="ce15"/>
          <table:table-cell table:style-name="ce23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covered-table-cell table:style-name="ce8" office:value-type="string" calcext:value-type="string">
            <text:p>Pelirrojo</text:p>
          </table:covered-table-cell>
          <table:covered-table-cell table:style-name="ce16" office:value-type="string" calcext:value-type="string">
            <text:p>Oscuros</text:p>
          </table:covered-table-cell>
          <table:table-cell table:style-name="ce21"/>
          <table:table-cell table:style-name="ce17" office:value-type="string" calcext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co</text:p>
          </table:table-cell>
          <table:table-cell table:style-name="ce9" office:value-type="string" calcext:value-type="string" table:number-columns-spanned="1" table:number-rows-spanned="2">
            <text:p>Calvo</text:p>
          </table:table-cell>
          <table:table-cell table:style-name="ce17" office:value-type="string" calcext:value-type="string">
            <text:p>Clar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uan</text:p>
          </table:table-cell>
          <table:covered-table-cell table:style-name="ce10" office:value-type="string" calcext:value-type="string">
            <text:p>Calvo</text:p>
          </table:covered-table-cell>
          <table:table-cell table:style-name="ce18" office:value-type="string" calcext:value-type="string">
            <text:p>Oscuro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ofia</text:p>
          </table:table-cell>
          <table:table-cell table:style-name="ce11"/>
          <table:table-cell table:style-name="ce18" office:value-type="string" calcext:value-type="string">
            <text:p>Oscuro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abriela</text:p>
          </table:table-cell>
          <table:table-cell table:style-name="ce11"/>
          <table:table-cell table:style-name="ce17" office:value-type="string" calcext:value-type="string">
            <text:p>Claros</text:p>
          </table:table-cell>
          <table:table-cell table:number-columns-repeated="1020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27"/>
        <table:table-column table:style-name="co1" table:number-columns-repeated="2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row table:style-name="ro1">
          <table:table-cell table:style-name="ce17"/>
          <table:table-cell table:style-name="ce28" office:value-type="string" calcext:value-type="string">
            <text:p>Pelo</text:p>
          </table:table-cell>
          <table:table-cell table:style-name="ce28" office:value-type="string" calcext:value-type="string">
            <text:p>Ojos</text:p>
          </table:table-cell>
          <table:table-cell table:style-name="ce31" office:value-type="string" calcext:value-type="string">
            <text:p>Bigote</text:p>
          </table:table-cell>
          <table:table-cell office:value-type="string" calcext:value-type="string">
            <text:p>Barba</text:p>
          </table:table-cell>
          <table:table-cell office:value-type="string" calcext:value-type="string">
            <text:p>Piel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table:style-name="ce3" office:value-type="string" calcext:value-type="string" table:number-columns-spanned="1" table:number-rows-spanned="6">
            <text:p>Moreno</text:p>
          </table:table-cell>
          <table:table-cell table:style-name="ce12" office:value-type="string" calcext:value-type="string" table:number-columns-spanned="1" table:number-rows-spanned="3">
            <text:p>Oscuro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io</text:p>
          </table:table-cell>
          <table:covered-table-cell table:number-columns-repeated="2"/>
          <table:table-cell table:style-name="ce33" office:value-type="string" calcext:value-type="string" table:number-columns-spanned="1" table:number-rows-spanned="2">
            <text:p>Si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ier</text:p>
          </table:table-cell>
          <table:covered-table-cell table:number-columns-repeated="2"/>
          <table:covered-table-cell office:value-type="string" calcext:value-type="string">
            <text:p>Si</text:p>
          </table:covered-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ina</text:p>
          </table:table-cell>
          <table:covered-table-cell/>
          <table:table-cell table:style-name="ce14" office:value-type="string" calcext:value-type="string" table:number-columns-spanned="1" table:number-rows-spanned="3">
            <text:p>Claros</text:p>
          </table:table-cell>
          <table:table-cell table:style-name="ce33" office:value-type="string" calcext:value-type="string" table:number-columns-spanned="1" table:number-rows-spanned="2">
            <text:p>No</text:p>
          </table:table-cell>
          <table:table-cell/>
          <table:table-cell office:value-type="string" calcext:value-type="string">
            <text:p>Clara</text:p>
          </table:table-cell>
          <table:table-cell/>
        </table:table-row>
        <table:table-row table:style-name="ro1">
          <table:table-cell office:value-type="string" calcext:value-type="string">
            <text:p>Sonia</text:p>
          </table:table-cell>
          <table:covered-table-cell table:number-columns-repeated="2"/>
          <table:covered-table-cell office:value-type="string" calcext:value-type="string">
            <text:p>No</text:p>
          </table:covered-table-cell>
          <table:table-cell/>
          <table:table-cell office:value-type="string" calcext:value-type="string">
            <text:p>Oscura</text:p>
          </table:table-cell>
          <table:table-cell/>
        </table:table-row>
        <table:table-row table:style-name="ro1">
          <table:table-cell office:value-type="string" calcext:value-type="string">
            <text:p>Alfonso</text:p>
          </table:table-cell>
          <table:covered-table-cell table:number-columns-repeated="2"/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</text:p>
          </table:table-cell>
          <table:table-cell table:style-name="ce5" office:value-type="string" calcext:value-type="string" table:number-columns-spanned="1" table:number-rows-spanned="3">
            <text:p>Rubio</text:p>
          </table:table-cell>
          <table:table-cell table:style-name="ce30" office:value-type="string" calcext:value-type="string" table:number-columns-spanned="1" table:number-rows-spanned="3">
            <text:p>Claros</text:p>
          </table:table-cell>
          <table:table-cell office:value-type="string" calcext:value-type="string">
            <text:p>Si</text:p>
          </table:table-cell>
          <table:table-cell table:style-name="ce30" office:value-type="string" calcext:value-type="string" table:number-columns-spanned="1" table:number-rows-spanned="3">
            <text:p>No</text:p>
          </table:table-cell>
          <table:table-cell table:style-name="ce30" office:value-type="string" calcext:value-type="string" table:number-columns-spanned="1" table:number-rows-spanned="3">
            <text:p>Clara</text:p>
          </table:table-cell>
          <table:table-cell table:style-name="ce30" office:value-type="string" calcext:value-type="string" table:number-columns-spanned="1" table:number-rows-spanned="2">
            <text:p>Hombre</text:p>
          </table:table-cell>
        </table:table-row>
        <table:table-row table:style-name="ro1">
          <table:table-cell office:value-type="string" calcext:value-type="string">
            <text:p>Paco</text:p>
          </table:table-cell>
          <table:covered-table-cell/>
          <table:covered-table-cell office:value-type="string" calcext:value-type="string">
            <text:p>Claros</text:p>
          </table:covered-table-cell>
          <table:table-cell table:style-name="ce33" office:value-type="string" calcext:value-type="string" table:number-columns-spanned="1" table:number-rows-spanned="2">
            <text:p>No</text:p>
          </table:table-cell>
          <table:covered-table-cell office:value-type="string" calcext:value-type="string">
            <text:p>No</text:p>
          </table:covered-table-cell>
          <table:covered-table-cell office:value-type="string" calcext:value-type="string">
            <text:p>Clara</text:p>
          </table:covered-table-cell>
          <table:covered-table-cell office:value-type="string" calcext:value-type="string">
            <text:p>Hombre</text:p>
          </table:covered-table-cell>
        </table:table-row>
        <table:table-row table:style-name="ro1">
          <table:table-cell office:value-type="string" calcext:value-type="string">
            <text:p>Laura</text:p>
          </table:table-cell>
          <table:covered-table-cell/>
          <table:covered-table-cell office:value-type="string" calcext:value-type="string">
            <text:p>Claros</text:p>
          </table:covered-table-cell>
          <table:covered-table-cell table:number-columns-repeated="2" office:value-type="string" calcext:value-type="string">
            <text:p>No</text:p>
          </table:covered-table-cell>
          <table:covered-table-cell office:value-type="string" calcext:value-type="string">
            <text:p>Clara</text:p>
          </table:covered-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table:style-name="ce7" office:value-type="string" calcext:value-type="string" table:number-columns-spanned="1" table:number-rows-spanned="3">
            <text:p>Pelirrojo</text:p>
          </table:table-cell>
          <table:table-cell office:value-type="string" calcext:value-type="string">
            <text:p>Claro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pe</text:p>
          </table:table-cell>
          <table:covered-table-cell/>
          <table:table-cell table:style-name="ce30" office:value-type="string" calcext:value-type="string" table:number-columns-spanned="1" table:number-rows-spanned="2">
            <text:p>Oscuros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covered-table-cell/>
          <table:covered-table-cell office:value-type="string" calcext:value-type="string">
            <text:p>Oscuros</text:p>
          </table:covered-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o</text:p>
          </table:table-cell>
          <table:table-cell table:style-name="ce9" office:value-type="string" calcext:value-type="string" table:number-columns-spanned="1" table:number-rows-spanned="2">
            <text:p>Calvo</text:p>
          </table:table-cell>
          <table:table-cell office:value-type="string" calcext:value-type="string">
            <text:p>Claros</text:p>
          </table:table-cell>
          <table:table-cell table:style-name="ce33" office:value-type="string" calcext:value-type="string" table:number-columns-spanned="1" table:number-rows-spanned="2">
            <text:p>No</text:p>
          </table:table-cell>
          <table:table-cell table:style-name="ce3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Clara</text:p>
          </table:table-cell>
          <table:table-cell table:style-name="ce30" office:value-type="string" calcext:value-type="string" table:number-columns-spanned="1" table:number-rows-spanned="2">
            <text:p>Hombre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covered-table-cell/>
          <table:table-cell office:value-type="string" calcext:value-type="string">
            <text:p>Oscuros</text:p>
          </table:table-cell>
          <table:covered-table-cell table:number-columns-repeated="2" office:value-type="string" calcext:value-type="string">
            <text:p>No</text:p>
          </table:covered-table-cell>
          <table:table-cell office:value-type="string" calcext:value-type="string">
            <text:p>Oscura</text:p>
          </table:table-cell>
          <table:covered-table-cell office:value-type="string" calcext:value-type="string">
            <text:p>Hombre</text:p>
          </table:covered-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Marron</text:p>
          </table:table-cell>
          <table:table-cell office:value-type="string" calcext:value-type="string">
            <text:p>Oscuros</text:p>
          </table:table-cell>
          <table:table-cell/>
          <table:covered-table-cell office:value-type="string" calcext:value-type="string">
            <text:p>No</text:p>
          </table:covered-table-cell>
          <table:table-cell table:style-name="ce30" office:value-type="string" calcext:value-type="string" table:number-columns-spanned="1" table:number-rows-spanned="2">
            <text:p>Clara</text:p>
          </table:table-cell>
          <table:table-cell table:style-name="ce30" office:value-type="string" calcext:value-type="string" table:number-columns-spanned="1" table:number-rows-spanned="2">
            <text:p>Mujer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table:style-name="ce29" office:value-type="string" calcext:value-type="string">
            <text:p>Blanco</text:p>
          </table:table-cell>
          <table:table-cell table:style-name="ce29" office:value-type="string" calcext:value-type="string">
            <text:p>Claros</text:p>
          </table:table-cell>
          <table:table-cell table:style-name="ce34"/>
          <table:covered-table-cell office:value-type="string" calcext:value-type="string">
            <text:p>No</text:p>
          </table:covered-table-cell>
          <table:covered-table-cell office:value-type="string" calcext:value-type="string">
            <text:p>Clara</text:p>
          </table:covered-table-cell>
          <table:covered-table-cell office:value-type="string" calcext:value-type="string">
            <text:p>Mujer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59:00.150675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3:39:00.621366314</meta:creation-date>
    <dc:date>2016-03-28T14:11:54.003781166</dc:date>
    <meta:editing-duration>PT15M37S</meta:editing-duration>
    <meta:editing-cycles>3</meta:editing-cycles>
    <meta:generator>LibreOffice/4.2.8.2$Linux_X86_64 LibreOffice_project/420m0$Build-2</meta:generator>
    <meta:document-statistic meta:table-count="3" meta:cell-count="140" meta:object-count="0"/>
  </office:meta>
</office:document-meta>
</file>